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solid" svg:stroke-color="#000000" draw:fill="none" draw:fill-color="#ffffff" draw:auto-grow-height="true" draw:auto-grow-width="false" fo:max-height="0cm" fo:min-height="0cm"/>
    </style:style>
    <style:style style:name="gr5" style:family="graphic" style:parent-style-name="standard">
      <style:graphic-properties draw:stroke="solid" svg:stroke-color="#000000" draw:fill="none" draw:fill-color="#ffffff" draw:auto-grow-height="true" draw:auto-grow-width="false" fo:max-height="0cm" fo:min-height="0.95cm"/>
    </style:style>
    <style:style style:name="gr6" style:family="graphic" style:parent-style-name="standard">
      <style:graphic-properties draw:stroke="none" svg:stroke-color="#000000" draw:fill="none" draw:fill-color="#ffffff" draw:auto-grow-height="true" draw:auto-grow-width="false" fo:max-height="0cm" fo:min-height="0.95cm"/>
    </style:style>
    <style:style style:name="gr7" style:family="graphic" style:parent-style-name="standard">
      <style:graphic-properties draw:stroke="dash" draw:stroke-dash="Fine_20_Dashed" draw:fill="none" draw:textarea-horizontal-align="justify" draw:textarea-vertical-align="middle" draw:auto-grow-height="false"/>
    </style:style>
    <style:style style:name="pr1" style:family="presentation" style:parent-style-name="標準-title">
      <style:graphic-properties fo:min-height="3.506cm"/>
    </style:style>
    <style:style style:name="pr2" style:family="presentation" style:parent-style-name="標準-outline1">
      <style:graphic-properties fo:min-height="11.929cm"/>
    </style:style>
    <style:style style:name="pr3" style:family="presentation" style:parent-style-name="標準-notes">
      <style:graphic-properties draw:fill-color="#ffffff" fo:min-height="13.364cm"/>
    </style:style>
    <style:style style:name="P1" style:family="paragraph">
      <style:paragraph-properties fo:text-align="start"/>
    </style:style>
    <style:style style:name="P2" style:family="paragraph">
      <style:text-properties style:font-size-asian="20pt"/>
    </style:style>
    <style:style style:name="P3" style:family="paragraph">
      <style:text-properties fo:font-size="14pt" fo:text-shadow="none" style:font-size-asian="14pt" style:font-size-complex="14pt"/>
    </style:style>
    <style:style style:name="P4" style:family="paragraph">
      <style:paragraph-properties fo:text-align="center"/>
    </style:style>
    <style:style style:name="P5" style:family="paragraph">
      <style:text-properties fo:font-size="14pt"/>
    </style:style>
    <style:style style:name="T1" style:family="text">
      <style:text-properties fo:font-size="14pt" fo:text-shadow="none" style:font-size-asian="14pt" style:font-size-complex="14pt"/>
    </style:style>
    <style:style style:name="T2" style:family="text">
      <style:text-properties fo:font-size="14pt" fo:text-shadow="none" fo:font-weight="bold" style:font-size-asian="14pt" style:font-weight-asian="bold" style:font-size-complex="14pt" style:font-weight-complex="bold"/>
    </style:style>
    <style:style style:name="T3"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office:automatic-styles>
  <office:body>
    <office:presentation>
      <draw:page draw:name="page1" draw:style-name="dp1" draw:master-page-name="標準" presentation:presentation-page-layout-name="AL1T1">
        <draw:frame presentation:style-name="pr1" draw:layer="layout" svg:width="25.199cm" svg:height="3.506cm" svg:x="1.4cm" svg:y="0.837cm" presentation:class="title">
          <draw:text-box>
            <text:p>自動計算システム</text:p>
          </draw:text-box>
        </draw:frame>
        <draw:frame presentation:style-name="pr2" draw:layer="layout" svg:width="25.199cm" svg:height="12.179cm" svg:x="1.4cm" svg:y="4.914cm" presentation:class="outline" presentation:user-transformed="true">
          <draw:text-box>
            <text:p>仮定</text:p>
            <text:list text:style-name="L2">
              <text:list-item>
                <text:p>計算サーバーはPCと別に存在する。</text:p>
              </text:list-item>
              <text:list-item>
                <text:p>計算サーバーが計算している状態はPCからは分からない。計算サーバーはbatchを用いて計算を行う。</text:p>
              </text:list-item>
            </text:list>
            <text:p text:style-name="P1"/>
            <text:p text:style-name="P1">PCでのstatusと計算サーバーでのstatusの２つの状態を持つ。</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標準" presentation:presentation-page-layout-name="AL1T1">
        <draw:frame presentation:style-name="pr1" draw:layer="layout" svg:width="25.199cm" svg:height="3.506cm" svg:x="1.4cm" svg:y="0.837cm" presentation:class="title">
          <draw:text-box>
            <text:p>自動計算システム</text:p>
          </draw:text-box>
        </draw:frame>
        <draw:frame presentation:style-name="pr2" draw:text-style-name="P3" draw:layer="layout" svg:width="12cm" svg:height="14.686cm" svg:x="1.4cm" svg:y="4.914cm" presentation:class="outline" presentation:user-transformed="true">
          <draw:text-box>
            <text:p><text:span text:style-name="T1">Inputdata/fcc/random_structure1</text:span></text:p>
            <text:p><text:span text:style-name="T1">Inputdata/fcc/random_structure2</text:span></text:p>
            <text:p><text:span text:style-name="T1">Inputdata/fcc/random_structure3</text:span></text:p>
            <text:p><text:span text:style-name="T1">...</text:span></text:p>
            <text:p><text:span text:style-name="T1">Inputdata/fcc/deformedlattice_structure1</text:span></text:p>
            <text:p><text:span text:style-name="T1">Inputdata/fcc/deformedlattice_structure2</text:span></text:p>
            <text:p><text:span text:style-name="T1">Inputdata/fcc/deformedlattice_structure3</text:span></text:p>
            <text:p><text:span text:style-name="T1"/></text:p>
            <text:p><text:span text:style-name="T1">…</text:span></text:p>
            <text:p><text:span text:style-name="T1">Inputdata/hcp/</text:span><text:span text:style-name="T2">deformedlattice_structure1</text:span></text:p>
            <text:p><text:span text:style-name="T2"/></text:p>
            <text:p><text:span text:style-name="T2"/></text:p>
            <text:p><text:span text:style-name="T2"/></text:p>
            <text:p><text:span text:style-name="T1"/></text:p>
          </draw:text-box>
        </draw:frame>
        <draw:line draw:style-name="gr2" draw:text-style-name="P4" draw:layer="layout" svg:x1="11.4cm" svg:y1="10.6cm" svg:x2="15cm" svg:y2="10.6cm">
          <text:p/>
        </draw:line>
        <draw:frame draw:style-name="gr3" draw:layer="layout" svg:width="8.6cm" svg:height="5.228cm" svg:x="16.2cm" svg:y="7.2cm">
          <draw:text-box>
            <text:p>ID1.0</text:p>
            <text:p>ID2.0</text:p>
            <text:p>ID3.0</text:p>
            <text:p>ID4.0</text:p>
            <text:p>ID5.0</text:p>
            <text:p>ID6.0</text:p>
            <text:p>...</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0">
        <draw:frame presentation:style-name="pr1" draw:layer="layout" svg:width="25.199cm" svg:height="3.506cm" svg:x="1.4cm" svg:y="0.837cm" presentation:class="title">
          <draw:text-box>
            <text:p>Autcc (半自動計算システム)</text:p>
          </draw:text-box>
        </draw:frame>
        <draw:frame draw:style-name="gr4" draw:layer="layout" svg:width="5.6cm" svg:height="1.673cm" svg:x="1.8cm" svg:y="4.016cm">
          <draw:text-box>
            <text:p>DB作成</text:p>
            <text:p>$prog -createdb</text:p>
          </draw:text-box>
        </draw:frame>
        <draw:frame draw:style-name="gr5" draw:layer="layout" svg:width="5.4cm" svg:height="1.673cm" svg:x="2.6cm" svg:y="8.2cm">
          <draw:text-box>
            <text:p>DBへの（再）登録</text:p>
            <text:p>$prog -init</text:p>
          </draw:text-box>
        </draw:frame>
        <draw:frame draw:style-name="gr4" draw:layer="layout" svg:width="6.4cm" svg:height="2.879cm" svg:x="10cm" svg:y="8.2cm">
          <draw:text-box>
            <text:p>計算パラメタの追加</text:p>
            <text:p>計算サーバーへ送るファイルの作成</text:p>
            <text:p>$prog -send</text:p>
          </draw:text-box>
        </draw:frame>
        <draw:frame draw:style-name="gr5" draw:layer="layout" svg:width="4.8cm" svg:height="1.601cm" svg:x="2.8cm" svg:y="12.8cm">
          <draw:text-box>
            <text:p>計算終了判定</text:p>
            <text:p>$prog -recv</text:p>
          </draw:text-box>
        </draw:frame>
        <draw:frame draw:style-name="gr4" draw:layer="layout" svg:width="4.8cm" svg:height="4.229cm" svg:x="10.4cm" svg:y="12.232cm">
          <draw:text-box>
            <text:p>サーバーから持ってきたデータの状態の取り込み</text:p>
            <text:p>$prog -updatestatus</text:p>
          </draw:text-box>
        </draw:frame>
        <draw:frame draw:style-name="gr6" draw:layer="layout" svg:width="4cm" svg:height="1.2cm" svg:x="2.4cm" svg:y="17.2cm">
          <draw:text-box>
            <text:p>計算収束</text:p>
          </draw:text-box>
        </draw:frame>
        <draw:line draw:style-name="gr2" draw:text-style-name="P4" draw:layer="layout" svg:x1="4.2cm" svg:y1="5.962cm" svg:x2="5cm" svg:y2="8cm">
          <text:p/>
        </draw:line>
        <draw:line draw:style-name="gr2" draw:text-style-name="P4" draw:layer="layout" svg:x1="8.2cm" svg:y1="9.2cm" svg:x2="9.8cm" svg:y2="9.2cm">
          <text:p/>
        </draw:line>
        <draw:line draw:style-name="gr2" draw:text-style-name="P4" draw:layer="layout" svg:x1="16.4cm" svg:y1="9.2cm" svg:x2="19.2cm" svg:y2="9.6cm">
          <text:p/>
        </draw:line>
        <draw:line draw:style-name="gr2" draw:text-style-name="P4" draw:layer="layout" svg:x1="5.6cm" svg:y1="12.8cm" svg:x2="8.8cm" svg:y2="10.2cm">
          <text:p/>
        </draw:line>
        <draw:line draw:style-name="gr2" draw:text-style-name="P4" draw:layer="layout" svg:x1="9.8cm" svg:y1="13.4cm" svg:x2="8cm" svg:y2="13.4cm">
          <text:p/>
        </draw:line>
        <draw:line draw:style-name="gr2" draw:text-style-name="P4" draw:layer="layout" svg:x1="5.2cm" svg:y1="14.6cm" svg:x2="4.4cm" svg:y2="17.2cm">
          <text:p/>
        </draw:line>
        <draw:custom-shape draw:style-name="gr7" draw:text-style-name="P4" draw:layer="layout" svg:width="7.4cm" svg:height="13.6cm" svg:x="19.6cm" svg:y="5.2cm">
          <text:p/>
          <draw:enhanced-geometry svg:viewBox="0 0 21600 21600" draw:type="rectangle" draw:enhanced-path="M 0 0 L 21600 0 21600 21600 0 21600 0 0 Z N"/>
        </draw:custom-shape>
        <draw:line draw:style-name="gr2" draw:text-style-name="P4" draw:layer="layout" svg:x1="19cm" svg:y1="13cm" svg:x2="15.4cm" svg:y2="13.2cm">
          <text:p/>
        </draw:line>
        <draw:frame draw:style-name="gr3" draw:layer="layout" svg:width="5.6cm" svg:height="1.673cm" svg:x="20.2cm" svg:y="7.8cm">
          <draw:text-box>
            <text:p>ServerA</text:p>
            <text:p>Submit jobs</text:p>
          </draw:text-box>
        </draw:frame>
        <draw:frame draw:style-name="gr3" draw:layer="layout" svg:width="5.6cm" svg:height="1.673cm" svg:x="20.4cm" svg:y="10.6cm">
          <draw:text-box>
            <text:p>ServerB</text:p>
            <text:p>Submit jobs</text:p>
          </draw:text-box>
        </draw:frame>
        <draw:frame draw:style-name="gr3" draw:layer="layout" svg:width="5.6cm" svg:height="1.673cm" svg:x="20.4cm" svg:y="13.438cm">
          <draw:text-box>
            <text:p>ServerC</text:p>
            <text:p>Submit jobs</text:p>
          </draw:text-box>
        </draw:frame>
        <draw:frame draw:style-name="gr3" draw:layer="layout" svg:width="9.2cm" svg:height="3.023cm" svg:x="9.4cm" svg:y="3.555cm">
          <draw:text-box>
            <text:p>はじめに人間が行うこと。</text:p>
            <text:p>directory毎のデータ作成</text:p>
            <text:p>.IDの作成(hash.pyによる）</text:p>
            <text:p>DB内はIDにより参照される。</text:p>
          </draw:text-box>
        </draw:frame>
        <draw:frame draw:style-name="gr3" draw:layer="layout" svg:width="7.4cm" svg:height="2.24cm" svg:x="8.8cm" svg:y="17.2cm">
          <draw:text-box>
            <text:p>誤って$progを実行してもデータは壊れないように作られている。</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draw:frame presentation:style-name="pr1" draw:layer="layout" svg:width="25.199cm" svg:height="3.506cm" svg:x="1.4cm" svg:y="0.837cm" presentation:class="title">
          <draw:text-box>
            <text:p>autccの実装</text:p>
          </draw:text-box>
        </draw:frame>
        <draw:frame presentation:style-name="pr2" draw:text-style-name="P5" draw:layer="layout" svg:width="25.199cm" svg:height="14.886cm" svg:x="1.4cm" svg:y="4.914cm" presentation:class="outline" presentation:user-transformed="true">
          <draw:text-box>
            <text:list text:style-name="L2">
              <text:list-item>
                <text:p><text:span text:style-name="T3">autcc -createdb</text:span></text:p>
              </text:list-item>
            </text:list>
            <text:p><text:span text:style-name="T3"><text:s/></text:span><text:span text:style-name="T3">database</text:span><text:span text:style-name="T3">を作る。</text:span></text:p>
            <text:p><text:span text:style-name="T3"/></text:p>
            <text:list text:style-name="L3">
              <text:list-item>
                <text:p><text:span text:style-name="T3">autcc -init</text:span></text:p>
              </text:list-item>
            </text:list>
            <text:p><text:span text:style-name="T3">Inputdir/</text:span><text:span text:style-name="T3">以下で</text:span><text:span text:style-name="T3">file .ID</text:span><text:span text:style-name="T3">がある</text:span><text:span text:style-name="T3">directory</text:span><text:span text:style-name="T3">を検索する。</text:span></text:p>
            <text:p><text:span text:style-name="T3">ID</text:span><text:span text:style-name="T3">が</text:span><text:span text:style-name="T3">DB</text:span><text:span text:style-name="T3">にある場合は</text:span><text:span text:style-name="T3">status=(new,idle)</text:span><text:span text:style-name="T3">にする。</text:span><text:span text:style-name="T3">count=0</text:span></text:p>
            <text:p><text:span text:style-name="T3">ID</text:span><text:span text:style-name="T3">が</text:span><text:span text:style-name="T3">DB</text:span><text:span text:style-name="T3">にあるものに対しては何もしない。（</text:span><text:span text:style-name="T3">inputdir/</text:span><text:span text:style-name="T3">に</text:span><text:span text:style-name="T3">directory</text:span><text:span text:style-name="T3">を随時追加して良い。）</text:span></text:p>
            <text:p><text:span text:style-name="T3"/></text:p>
            <text:list text:continue-numbering="true" text:style-name="L3">
              <text:list-item>
                <text:p><text:span text:style-name="T3">autcc -send</text:span></text:p>
              </text:list-item>
            </text:list>
            <text:p><text:span text:style-name="T3">calcdata/ID.count/</text:span><text:span text:style-name="T3">をつくる。</text:span><text:span text:style-name="T3">count</text:span><text:span text:style-name="T3">により</text:span><text:span text:style-name="T3">inputfile</text:span><text:span text:style-name="T3">をつくる。入力ファイルから</text:span><text:span text:style-name="T3">inputfile</text:span><text:span text:style-name="T3">をつくる</text:span><text:span text:style-name="T3">routine</text:span><text:span text:style-name="T3">をつくる必要がある。</text:span></text:p>
            <text:p><text:span text:style-name="T3">（</text:span><text:span text:style-name="T3">count&gt;0</text:span><text:span text:style-name="T3">の場合は先の計算で失敗しているので収束パラメタを変更することになる。）</text:span></text:p>
            <text:p><text:span text:style-name="T3">必要なファイルのコピーなども可能。</text:span></text:p>
            <text:p><text:span text:style-name="T3">calcdata/ID.count/.EXECSTATUS</text:span><text:span text:style-name="T3">をつくる。サーバー上の計算状態を表す。ファイルの中身は</text:span><text:span text:style-name="T3">idle</text:span><text:span text:style-name="T3">。</text:span></text:p>
            <text:p><text:span text:style-name="T3">ID</text:span><text:span text:style-name="T3">の状態を</text:span><text:span text:style-name="T3">(submitted,idle)</text:span><text:span text:style-name="T3">にする。</text:span></text:p>
            <text:p><text:span text:style-name="T3"/></text:p>
            <text:p><text:span text:style-name="T3">ファイルを計算サーバーへ持っていく。</text:span><text:span text:style-name="T3">job</text:span><text:span text:style-name="T3">が正常終了したら</text:span><text:span text:style-name="T3">ID.count/.EXECSTATUS</text:span><text:span text:style-name="T3">の中身を</text:span><text:span text:style-name="T3">finished</text:span><text:span text:style-name="T3">としておく。（</text:span><text:span text:style-name="T3">PC</text:span><text:span text:style-name="T3">からは</text:span><text:span text:style-name="T3">job</text:span><text:span text:style-name="T3">の状態は分からない。）</text:span></text:p>
            <text:p><text:span text:style-name="T3">計算サーバーからファイルを</text:span><text:span text:style-name="T3">calcdata/ID.count</text:span><text:span text:style-name="T3">へコピーする。</text:span></text:p>
            <text:p><text:span text:style-name="T3"/></text:p>
            <text:list text:style-name="L4">
              <text:list-item>
                <text:p><text:span text:style-name="T3">autcc -updatestatus</text:span></text:p>
              </text:list-item>
            </text:list>
            <text:p><text:span text:style-name="T3">ID.count/.EXECSTATUS</text:span><text:span text:style-name="T3">の状態を</text:span><text:span text:style-name="T3">DB</text:span><text:span text:style-name="T3">に反映させる。計算が終了していなければ</text:span><text:span text:style-name="T3">(submitted,idle)</text:span><text:span text:style-name="T3">、終了していれば</text:span><text:span text:style-name="T3">(submitted,finished)</text:span><text:span text:style-name="T3">になる。</text:span></text:p>
            <text:p><text:span text:style-name="T3">autcc -recv</text:span></text:p>
            <text:p><text:span text:style-name="T3">(submitted,finished)</text:span><text:span text:style-name="T3">のみ処理を行う。</text:span></text:p>
            <text:p><text:span text:style-name="T3">Calcdata/ID.count/output_scf.txt </text:span><text:span text:style-name="T3">から</text:span><text:span text:style-name="T3">SCF</text:span><text:span text:style-name="T3">が収束したかを判定する。収束していたら</text:span><text:span text:style-name="T3">(claculated,finished)</text:span><text:span text:style-name="T3">、収束していなかったら</text:span><text:span text:style-name="T3">(new,idle),count++</text:span><text:span text:style-name="T3">をする。</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8T15:46:56.379237818</meta:creation-date>
    <dc:date>2015-05-28T22:41:59.388423198</dc:date>
    <meta:editing-duration>PT1H58M51S</meta:editing-duration>
    <meta:editing-cycles>7</meta:editing-cycles>
    <meta:generator>LibreOffice/4.2.8.2$Linux_X86_64 LibreOffice_project/420m0$Build-2</meta:generator>
    <meta:document-statistic meta:object-count="57"/>
  </office:meta>
</office:document-meta>
</file>